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BABEL Unicode" svg:font-family="'BABEL Unico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serif-pro" svg:font-family="source-serif-pro, Georgia, Cambria, 'Times New Roman', Times, serif"/>
  </office:font-face-decls>
  <office:automatic-styles>
    <style:style style:name="Table1" style:family="table">
      <style:table-properties style:width="16.993cm" table:align="margins" style:may-break-between-rows="true" table:border-model="collapsing"/>
    </style:style>
    <style:style style:name="Table1.A" style:family="table-column">
      <style:table-column-properties style:column-width="3.007cm" style:rel-column-width="11598*"/>
    </style:style>
    <style:style style:name="Table1.B" style:family="table-column">
      <style:table-column-properties style:column-width="3.59cm" style:rel-column-width="13843*"/>
    </style:style>
    <style:style style:name="Table1.C" style:family="table-column">
      <style:table-column-properties style:column-width="6.147cm" style:rel-column-width="23706*"/>
    </style:style>
    <style:style style:name="Table1.D" style:family="table-column">
      <style:table-column-properties style:column-width="4.249cm" style:rel-column-width="16388*"/>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0.5pt solid #000000" fo:border-top="none" fo:border-bottom="0.5pt solid #000000"/>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none" fo:border-top="none" fo:border-bottom="0.5pt solid #000000"/>
    </style:style>
    <style:style style:name="Table1.D5" style:family="table-cell">
      <style:table-cell-properties fo:padding="0.097cm" fo:border-left="0.5pt solid #000000" fo:border-right="0.5pt solid #000000" fo:border-top="none" fo:border-bottom="0.5pt solid #000000"/>
    </style:style>
    <style:style style:name="Table2" style:family="table">
      <style:table-properties style:width="17.013cm" fo:margin-left="0cm" table:align="left"/>
    </style:style>
    <style:style style:name="Table2.A" style:family="table-column">
      <style:table-column-properties style:column-width="6.297cm"/>
    </style:style>
    <style:style style:name="Table2.B" style:family="table-column">
      <style:table-column-properties style:column-width="10.716cm"/>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30pt" fo:font-weight="bold" officeooo:rsid="000dc257" officeooo:paragraph-rsid="000dc257" style:font-weight-asian="bold" style:font-weight-complex="bold"/>
    </style:style>
    <style:style style:name="P2" style:family="paragraph" style:parent-style-name="Standard">
      <style:paragraph-properties fo:text-align="center" style:justify-single-word="false"/>
      <style:text-properties fo:font-size="30pt" fo:letter-spacing="0.106cm" fo:font-weight="bold" officeooo:rsid="000dc257" officeooo:paragraph-rsid="000dc257" style:font-weight-asian="bold" style:font-weight-complex="bold"/>
    </style:style>
    <style:style style:name="P3" style:family="paragraph" style:parent-style-name="Standard">
      <style:paragraph-properties fo:text-align="start" style:justify-single-word="false"/>
      <style:text-properties fo:font-size="30pt" fo:letter-spacing="0.106cm" fo:font-weight="bold" officeooo:rsid="000eea7a" officeooo:paragraph-rsid="000eea7a" style:font-weight-asian="bold" style:font-weight-complex="bold"/>
    </style:style>
    <style:style style:name="P4" style:family="paragraph" style:parent-style-name="Standard">
      <style:paragraph-properties fo:text-align="start" style:justify-single-word="false" fo:break-before="page"/>
      <style:text-properties fo:font-size="30pt" fo:letter-spacing="0.106cm" fo:font-weight="bold" officeooo:rsid="000eea7a" officeooo:paragraph-rsid="000eea7a" style:font-weight-asian="bold" style:font-weight-complex="bold"/>
    </style:style>
    <style:style style:name="P5" style:family="paragraph" style:parent-style-name="Standard">
      <style:paragraph-properties fo:text-align="start" style:justify-single-word="false"/>
      <style:text-properties fo:font-size="30pt" fo:letter-spacing="0.106cm" fo:font-weight="bold" officeooo:rsid="000fea13" officeooo:paragraph-rsid="001242d3" style:font-weight-asian="bold" style:font-weight-complex="bold"/>
    </style:style>
    <style:style style:name="P6" style:family="paragraph" style:parent-style-name="Standard">
      <style:paragraph-properties fo:text-align="start" style:justify-single-word="false" fo:break-before="page"/>
      <style:text-properties fo:font-size="30pt" fo:letter-spacing="0.106cm" fo:font-weight="bold" officeooo:rsid="0011d3d0" officeooo:paragraph-rsid="0011d3d0" style:font-weight-asian="bold" style:font-weight-complex="bold"/>
    </style:style>
    <style:style style:name="P7" style:family="paragraph" style:parent-style-name="Table_20_Contents">
      <style:paragraph-properties fo:text-align="start" style:justify-single-word="false"/>
      <style:text-properties fo:font-size="30pt"/>
    </style:style>
    <style:style style:name="P8" style:family="paragraph" style:parent-style-name="Standard">
      <style:paragraph-properties fo:line-height="100%" fo:text-align="start" style:justify-single-word="false"/>
      <style:text-properties style:font-name="Abyssinica SIL" fo:font-size="18pt" fo:letter-spacing="normal" fo:font-weight="normal" officeooo:rsid="0011d3d0" officeooo:paragraph-rsid="001242d3" style:font-weight-asian="normal" style:font-weight-complex="normal"/>
    </style:style>
    <style:style style:name="P9" style:family="paragraph" style:parent-style-name="Standard">
      <style:paragraph-properties fo:line-height="100%" fo:text-align="start" style:justify-single-word="false"/>
      <style:text-properties style:font-name="Abyssinica SIL" fo:font-size="18pt" fo:letter-spacing="normal" fo:font-weight="normal" officeooo:rsid="0011d3d0" officeooo:paragraph-rsid="0019c566" style:font-weight-asian="normal" style:font-weight-complex="normal"/>
    </style:style>
    <style:style style:name="P10" style:family="paragraph" style:parent-style-name="Standard">
      <style:paragraph-properties fo:text-align="start" style:justify-single-word="false"/>
      <style:text-properties style:font-name="Abyssinica SIL" fo:font-size="18pt" fo:letter-spacing="normal" fo:font-weight="normal" officeooo:rsid="0011d3d0" officeooo:paragraph-rsid="0019c566" style:font-weight-asian="normal" style:font-weight-complex="normal"/>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ea7a" officeooo:paragraph-rsid="000eea7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fo:break-before="page"/>
      <style:text-properties fo:font-size="18pt" fo:letter-spacing="0.106cm" fo:font-weight="bold" officeooo:rsid="0011d3d0" officeooo:paragraph-rsid="0011d3d0" style:font-weight-asian="bold" style:font-weight-complex="bold"/>
    </style:style>
    <style:style style:name="P13" style:family="paragraph" style:parent-style-name="Standard">
      <style:paragraph-properties fo:text-align="start" style:justify-single-word="false"/>
      <style:text-properties fo:font-size="18pt" fo:letter-spacing="0.106cm" fo:font-weight="bold" officeooo:rsid="0011d3d0" officeooo:paragraph-rsid="0011d3d0" style:font-weight-asian="bold" style:font-weight-complex="bold"/>
    </style:style>
    <style:style style:name="P14" style:family="paragraph" style:parent-style-name="Standard">
      <style:paragraph-properties fo:text-align="start" style:justify-single-word="false"/>
      <style:text-properties fo:font-size="18pt" fo:letter-spacing="0.106cm" fo:font-weight="bold" officeooo:rsid="0011d3d0" officeooo:paragraph-rsid="0019c566" style:font-weight-asian="bold" style:font-weight-complex="bold"/>
    </style:style>
    <style:style style:name="P15" style:family="paragraph" style:parent-style-name="Standard">
      <style:paragraph-properties fo:text-align="start" style:justify-single-word="false"/>
      <style:text-properties fo:font-size="18pt" fo:letter-spacing="0.106cm" fo:font-weight="bold" officeooo:paragraph-rsid="0011d3d0"/>
    </style:style>
    <style:style style:name="P16" style:family="paragraph" style:parent-style-name="Standard">
      <style:paragraph-properties fo:line-height="115%" fo:text-align="start" style:justify-single-word="false"/>
      <style:text-properties fo:font-size="18pt" fo:letter-spacing="0.106cm" fo:font-weight="bold" officeooo:paragraph-rsid="00164bb8"/>
    </style:style>
    <style:style style:name="P17" style:family="paragraph" style:parent-style-name="Table_20_Contents">
      <style:paragraph-properties fo:text-align="start" style:justify-single-word="false"/>
      <style:text-properties fo:font-size="18pt"/>
    </style:style>
    <style:style style:name="P18" style:family="paragraph" style:parent-style-name="Table_20_Contents">
      <style:paragraph-properties fo:text-align="start" style:justify-single-word="false"/>
      <style:text-properties fo:font-size="18pt" officeooo:rsid="0019d641" officeooo:paragraph-rsid="0019d641"/>
    </style:style>
    <style:style style:name="P19" style:family="paragraph" style:parent-style-name="Table_20_Contents">
      <style:paragraph-properties fo:text-align="start" style:justify-single-word="false"/>
      <style:text-properties fo:font-size="18pt" officeooo:rsid="001a6b1b" officeooo:paragraph-rsid="001a6b1b"/>
    </style:style>
    <style:style style:name="P20" style:family="paragraph" style:parent-style-name="Text_20_body">
      <style:paragraph-properties fo:text-align="start" style:justify-single-word="false"/>
      <style:text-properties officeooo:paragraph-rsid="00150f1b"/>
    </style:style>
    <style:style style:name="P21" style:family="paragraph" style:parent-style-name="Text_20_body">
      <style:paragraph-properties fo:text-align="start" style:justify-single-word="false"/>
      <style:text-properties style:font-name="BABEL Unicode" fo:font-size="14pt" officeooo:paragraph-rsid="00150f1b" style:font-size-asian="14pt" style:font-size-complex="14pt"/>
    </style:style>
    <style:style style:name="P22" style:family="paragraph" style:parent-style-name="Text_20_body">
      <style:paragraph-properties fo:text-align="start" style:justify-single-word="false"/>
      <style:text-properties fo:font-size="15pt" fo:letter-spacing="normal" fo:font-weight="normal" officeooo:rsid="0011d3d0" officeooo:paragraph-rsid="0011d3d0" style:font-weight-asian="bold" style:font-weight-complex="bold"/>
    </style:style>
    <style:style style:name="P23" style:family="paragraph" style:parent-style-name="Text_20_body">
      <style:paragraph-properties fo:text-align="start" style:justify-single-word="false"/>
      <style:text-properties fo:font-variant="normal" fo:text-transform="none" fo:color="#292929" loext:opacity="100%" style:font-name="source-serif-pro" fo:font-size="15pt" fo:letter-spacing="normal" fo:font-style="normal" fo:font-weight="normal" officeooo:rsid="00132a74" officeooo:paragraph-rsid="0011d3d0" style:font-weight-asian="bold" style:font-weight-complex="bold"/>
    </style:style>
    <style:style style:name="P24" style:family="paragraph" style:parent-style-name="Standard">
      <style:paragraph-properties fo:line-height="115%" fo:text-align="start" style:justify-single-word="false"/>
      <style:text-properties fo:font-variant="normal" fo:text-transform="none" fo:color="#292929" loext:opacity="100%" style:font-name="BABEL Unicode" fo:font-size="14pt" fo:letter-spacing="normal" fo:font-style="normal" fo:font-weight="normal" officeooo:rsid="00164bb8" officeooo:paragraph-rsid="00164bb8"/>
    </style:style>
    <style:style style:name="P25" style:family="paragraph" style:parent-style-name="Standard">
      <style:paragraph-properties fo:text-align="start" style:justify-single-word="false"/>
      <style:text-properties fo:font-size="24pt" fo:letter-spacing="0.106cm" fo:font-weight="bold" officeooo:rsid="0011d3d0" officeooo:paragraph-rsid="0011d3d0" style:font-weight-asian="bold" style:font-weight-complex="bold"/>
    </style:style>
    <style:style style:name="P26" style:family="paragraph" style:parent-style-name="Standard">
      <style:paragraph-properties fo:text-align="start" style:justify-single-word="false" fo:break-before="page"/>
      <style:text-properties fo:font-size="24pt" fo:letter-spacing="0.106cm" fo:font-weight="bold" officeooo:rsid="0011d3d0" officeooo:paragraph-rsid="0011d3d0" style:font-weight-asian="bold" style:font-weight-complex="bold"/>
    </style:style>
    <style:style style:name="P27" style:family="paragraph" style:parent-style-name="Standard">
      <style:paragraph-properties fo:text-align="start" style:justify-single-word="false"/>
      <style:text-properties fo:font-size="20pt" fo:letter-spacing="0.106cm" fo:font-weight="bold" officeooo:rsid="0011d3d0" officeooo:paragraph-rsid="0011d3d0" style:font-weight-asian="bold" style:font-weight-complex="bold"/>
    </style:style>
    <style:style style:name="P28" style:family="paragraph" style:parent-style-name="Standard">
      <style:paragraph-properties fo:text-align="start" style:justify-single-word="false"/>
      <style:text-properties fo:font-size="20pt" fo:letter-spacing="0.106cm" fo:font-weight="bold" officeooo:rsid="0011d3d0" officeooo:paragraph-rsid="001a6b1b" style:font-weight-asian="bold" style:font-weight-complex="bold"/>
    </style:style>
    <style:style style:name="P29" style:family="paragraph" style:parent-style-name="Standard">
      <style:paragraph-properties fo:text-align="start" style:justify-single-word="false"/>
      <style:text-properties fo:font-size="20pt" fo:letter-spacing="0.106cm" fo:font-weight="bold" officeooo:rsid="0011d3d0" officeooo:paragraph-rsid="001c2230" style:font-weight-asian="bold" style:font-weight-complex="bold"/>
    </style:style>
    <style:style style:name="P30" style:family="paragraph" style:parent-style-name="Standard">
      <style:paragraph-properties fo:text-align="start" style:justify-single-word="false"/>
      <style:text-properties fo:font-size="20pt" fo:letter-spacing="0.106cm" fo:font-weight="bold" officeooo:rsid="0011d3d0" officeooo:paragraph-rsid="001c525f" style:font-weight-asian="bold" style:font-weight-complex="bold"/>
    </style:style>
    <style:style style:name="P31" style:family="paragraph" style:parent-style-name="Standard">
      <style:paragraph-properties fo:text-align="start" style:justify-single-word="false"/>
      <style:text-properties fo:font-size="20pt" fo:letter-spacing="0.106cm" fo:font-weight="bold" officeooo:rsid="001c525f" officeooo:paragraph-rsid="001c525f" style:font-weight-asian="bold" style:font-weight-complex="bold"/>
    </style:style>
    <style:style style:name="P32" style:family="paragraph" style:parent-style-name="Standard">
      <style:paragraph-properties fo:text-align="start" style:justify-single-word="false"/>
      <style:text-properties fo:font-size="20pt" fo:letter-spacing="0.106cm" fo:font-weight="bold" officeooo:rsid="001d5648" officeooo:paragraph-rsid="001d5648" style:font-weight-asian="bold" style:font-weight-complex="bold"/>
    </style:style>
    <style:style style:name="P33" style:family="paragraph" style:parent-style-name="Table_20_Contents">
      <style:paragraph-properties fo:text-align="start" style:justify-single-word="false"/>
      <style:text-properties fo:font-size="30pt" officeooo:rsid="001ff032" officeooo:paragraph-rsid="001ff032"/>
    </style:style>
    <style:style style:name="P34" style:family="paragraph" style:parent-style-name="Standard" style:master-page-name="First_20_Page">
      <style:paragraph-properties style:page-number="auto"/>
    </style:style>
    <style:style style:name="P35" style:family="paragraph" style:parent-style-name="Standard">
      <style:paragraph-properties fo:text-align="start" style:justify-single-word="false"/>
      <style:text-properties fo:font-variant="normal" fo:text-transform="none" fo:color="#292929" loext:opacity="100%" style:font-name="BABEL Unicode" fo:font-size="14pt" fo:letter-spacing="normal" fo:font-style="normal" fo:font-weight="normal" officeooo:rsid="0019d641" officeooo:paragraph-rsid="0019c566" style:font-weight-asian="bold" style:font-weight-complex="bold"/>
    </style:style>
    <style:style style:name="P36" style:family="paragraph" style:parent-style-name="Standard">
      <style:paragraph-properties fo:text-align="start" style:justify-single-word="false"/>
      <style:text-properties fo:font-variant="normal" fo:text-transform="none" fo:color="#292929" loext:opacity="100%" style:font-name="BABEL Unicode" fo:font-size="14pt" fo:letter-spacing="normal" fo:font-style="normal" fo:font-weight="normal" officeooo:rsid="0019d641" officeooo:paragraph-rsid="001a6b1b" style:font-weight-asian="bold" style:font-weight-complex="bold"/>
    </style:style>
    <style:style style:name="P37" style:family="paragraph" style:parent-style-name="Standard">
      <style:paragraph-properties fo:text-align="start" style:justify-single-word="false"/>
      <style:text-properties fo:font-variant="normal" fo:text-transform="none" fo:color="#292929" loext:opacity="100%" style:font-name="BABEL Unicode" fo:font-size="14pt" fo:letter-spacing="normal" fo:font-style="normal" fo:font-weight="normal" officeooo:rsid="001c2230" officeooo:paragraph-rsid="001c2230" style:font-weight-asian="bold" style:font-weight-complex="bold"/>
    </style:style>
    <style:style style:name="P38" style:family="paragraph" style:parent-style-name="Standard">
      <style:paragraph-properties fo:text-align="start" style:justify-single-word="false"/>
      <style:text-properties fo:font-variant="normal" fo:text-transform="none" fo:color="#292929" loext:opacity="100%" style:font-name="BABEL Unicode" fo:font-size="14pt" fo:letter-spacing="normal" fo:font-style="normal" fo:font-weight="normal" officeooo:rsid="001c525f" officeooo:paragraph-rsid="001c525f" style:font-weight-asian="bold" style:font-weight-complex="bold"/>
    </style:style>
    <style:style style:name="P39" style:family="paragraph" style:parent-style-name="Standard">
      <style:paragraph-properties fo:text-align="start" style:justify-single-word="false"/>
      <style:text-properties fo:font-variant="normal" fo:text-transform="none" fo:color="#292929" loext:opacity="100%" style:font-name="BABEL Unicode" fo:font-size="14pt" fo:letter-spacing="normal" fo:font-style="normal" fo:font-weight="normal" officeooo:rsid="001d5648" officeooo:paragraph-rsid="001d5648" style:font-weight-asian="bold" style:font-weight-complex="bold"/>
    </style:style>
    <style:style style:name="P40" style:family="paragraph" style:parent-style-name="Standard">
      <style:paragraph-properties fo:text-align="start" style:justify-single-word="false"/>
      <style:text-properties fo:font-variant="normal" fo:text-transform="none" fo:color="#292929" loext:opacity="100%" style:font-name="BABEL Unicode" fo:font-size="14pt" fo:letter-spacing="normal" fo:font-style="normal" fo:font-weight="normal" officeooo:rsid="001f0523" officeooo:paragraph-rsid="001f0523" style:font-weight-asian="bold" style:font-weight-complex="bold"/>
    </style:style>
    <style:style style:name="P41" style:family="paragraph" style:parent-style-name="Standard">
      <style:paragraph-properties fo:text-align="start" style:justify-single-word="false"/>
      <style:text-properties fo:font-variant="normal" fo:text-transform="none" fo:color="#292929" loext:opacity="100%" style:font-name="BABEL Unicode" fo:font-size="14pt" fo:letter-spacing="normal" fo:font-style="normal" fo:font-weight="bold" officeooo:rsid="001a6b1b" officeooo:paragraph-rsid="001c2230" style:font-weight-asian="bold" style:font-weight-complex="bold"/>
    </style:style>
    <style:style style:name="P42" style:family="paragraph" style:parent-style-name="Standard">
      <style:paragraph-properties fo:text-align="start" style:justify-single-word="false"/>
      <style:text-properties fo:font-size="28pt" fo:letter-spacing="0.106cm" fo:font-weight="bold" officeooo:rsid="0011d3d0" officeooo:paragraph-rsid="0011d3d0" style:font-weight-asian="bold" style:font-weight-complex="bold"/>
    </style:style>
    <style:style style:name="P43" style:family="paragraph" style:parent-style-name="Standard">
      <style:paragraph-properties fo:text-align="start" style:justify-single-word="false" fo:break-before="page"/>
      <style:text-properties fo:font-size="22pt" fo:letter-spacing="0.106cm" fo:font-weight="bold" officeooo:rsid="0011d3d0" officeooo:paragraph-rsid="0011d3d0" style:font-weight-asian="bold" style:font-weight-complex="bold"/>
    </style:style>
    <style:style style:name="P44" style:family="paragraph" style:parent-style-name="Standard">
      <style:paragraph-properties fo:text-align="start" style:justify-single-word="false"/>
      <style:text-properties fo:font-size="20pt" fo:letter-spacing="0.106cm" fo:font-weight="bold" officeooo:rsid="0011d3d0" officeooo:paragraph-rsid="0011d3d0" style:font-weight-asian="bold" style:font-weight-complex="bold"/>
    </style:style>
    <style:style style:name="P45" style:family="paragraph" style:parent-style-name="Standard">
      <style:paragraph-properties fo:text-align="start" style:justify-single-word="false"/>
      <style:text-properties fo:font-size="20pt" fo:letter-spacing="0.106cm" fo:font-weight="bold" officeooo:rsid="0011d3d0" officeooo:paragraph-rsid="002091d2" style:font-weight-asian="bold" style:font-weight-complex="bold"/>
    </style:style>
    <style:style style:name="P46" style:family="paragraph" style:parent-style-name="Standard">
      <style:paragraph-properties fo:text-align="start" style:justify-single-word="false"/>
      <style:text-properties fo:font-size="20pt" fo:letter-spacing="0.106cm" fo:font-weight="bold" officeooo:rsid="002091d2" officeooo:paragraph-rsid="002091d2" style:font-weight-asian="bold" style:font-weight-complex="bold"/>
    </style:style>
    <style:style style:name="T1" style:family="text">
      <style:text-properties officeooo:rsid="00132a74"/>
    </style:style>
    <style:style style:name="T2" style:family="text">
      <style:text-properties fo:font-variant="normal" fo:text-transform="none" fo:color="#292929" loext:opacity="100%" style:font-name="source-serif-pro" fo:font-style="normal" officeooo:rsid="00132a74"/>
    </style:style>
    <style:style style:name="T3" style:family="text">
      <style:text-properties fo:font-variant="normal" fo:text-transform="none" fo:color="#292929" loext:opacity="100%" style:font-name="BABEL Unicode" fo:font-size="14pt" fo:letter-spacing="normal" fo:font-style="normal" fo:font-weight="normal"/>
    </style:style>
    <style:style style:name="T4" style:family="text">
      <style:text-properties fo:font-variant="normal" fo:text-transform="none" fo:color="#292929" loext:opacity="100%" style:font-name="BABEL Unicode" fo:font-size="14pt" fo:letter-spacing="normal" fo:font-style="normal" fo:font-weight="normal" officeooo:rsid="0011d3d0" style:font-size-asian="14pt" style:font-weight-asian="bold" style:font-size-complex="14pt" style:font-weight-complex="bold"/>
    </style:style>
    <style:style style:name="T5" style:family="text">
      <style:text-properties fo:font-variant="normal" fo:text-transform="none" fo:color="#292929" loext:opacity="100%" style:font-name="BABEL Unicode" fo:font-size="14pt" fo:letter-spacing="normal" fo:font-style="normal" fo:font-weight="normal" officeooo:rsid="00150f1b" style:font-size-asian="14pt" style:font-weight-asian="bold" style:font-size-complex="14pt" style:font-weight-complex="bold"/>
    </style:style>
    <style:style style:name="T6" style:family="text">
      <style:text-properties fo:font-variant="normal" fo:text-transform="none" fo:color="#292929" loext:opacity="100%" style:font-name="BABEL Unicode" fo:font-size="14pt" fo:letter-spacing="normal" fo:font-style="normal" fo:font-weight="normal" style:font-size-asian="14pt" style:font-size-complex="14pt"/>
    </style:style>
    <style:style style:name="T7" style:family="text">
      <style:text-properties fo:font-variant="normal" fo:text-transform="none" fo:color="#292929" loext:opacity="100%" style:font-name="BABEL Unicode" fo:font-size="14pt" fo:letter-spacing="normal" fo:font-style="normal" fo:font-weight="normal" officeooo:rsid="00150f1b" style:font-size-asian="14pt" style:font-size-complex="14pt"/>
    </style:style>
    <style:style style:name="T8" style:family="text">
      <style:text-properties fo:font-variant="normal" fo:text-transform="none" fo:color="#292929" loext:opacity="100%" style:font-name="BABEL Unicode" fo:font-size="14pt" fo:letter-spacing="normal" fo:font-style="normal" fo:font-weight="normal" officeooo:rsid="00164bb8"/>
    </style:style>
    <style:style style:name="T9" style:family="text">
      <style:text-properties fo:font-variant="normal" fo:text-transform="none" fo:color="#292929" loext:opacity="100%" style:font-name="BABEL Unicode" fo:font-size="14pt" fo:letter-spacing="normal" fo:font-style="normal" fo:font-weight="normal" officeooo:rsid="0019c566"/>
    </style:style>
    <style:style style:name="T10" style:family="text">
      <style:text-properties fo:font-variant="normal" fo:text-transform="none" fo:color="#292929" loext:opacity="100%" style:font-name="BABEL Unicode" fo:font-size="14pt" fo:letter-spacing="normal" fo:font-style="normal" fo:font-weight="normal" officeooo:rsid="0019d641"/>
    </style:style>
    <style:style style:name="T11" style:family="text">
      <style:text-properties fo:font-variant="normal" fo:text-transform="none" fo:color="#292929" loext:opacity="100%" style:font-name="BABEL Unicode" fo:font-size="14pt" fo:letter-spacing="normal" fo:font-style="normal" fo:font-weight="normal" officeooo:rsid="001a6b1b"/>
    </style:style>
    <style:style style:name="T12" style:family="text">
      <style:text-properties fo:font-variant="normal" fo:text-transform="none" fo:color="#292929" loext:opacity="100%" style:font-name="BABEL Unicode" fo:font-size="14pt" fo:letter-spacing="normal" fo:font-style="normal" fo:font-weight="normal" officeooo:rsid="001c2230"/>
    </style:style>
    <style:style style:name="T13" style:family="text">
      <style:text-properties fo:font-variant="normal" fo:text-transform="none" fo:color="#292929" loext:opacity="100%" style:font-name="BABEL Unicode" fo:font-size="14pt" fo:letter-spacing="normal" fo:font-style="normal" fo:font-weight="normal" officeooo:rsid="001c525f"/>
    </style:style>
    <style:style style:name="T14" style:family="text">
      <style:text-properties fo:font-variant="normal" fo:text-transform="none" fo:color="#292929" loext:opacity="100%" style:font-name="BABEL Unicode" fo:font-size="14pt" fo:letter-spacing="normal" fo:font-style="normal" fo:font-weight="normal" officeooo:rsid="001d5648"/>
    </style:style>
    <style:style style:name="T15" style:family="text">
      <style:text-properties fo:font-variant="normal" fo:text-transform="none" fo:color="#292929" loext:opacity="100%" style:font-name="BABEL Unicode" fo:font-size="14pt" fo:letter-spacing="normal" fo:font-style="normal" fo:font-weight="normal" officeooo:rsid="001f0523"/>
    </style:style>
    <style:style style:name="T16" style:family="text">
      <style:text-properties fo:font-variant="normal" fo:text-transform="none" fo:color="#292929" loext:opacity="100%" style:font-name="BABEL Unicode" fo:font-size="14pt" fo:letter-spacing="normal" fo:font-style="normal" fo:font-weight="normal" officeooo:rsid="002091d2"/>
    </style:style>
    <style:style style:name="T17" style:family="text">
      <style:text-properties fo:font-variant="normal" fo:text-transform="none" fo:color="#292929" loext:opacity="100%" style:font-name="BABEL Unicode" fo:font-size="14pt" fo:font-style="normal" style:font-size-asian="14pt" style:font-size-complex="14pt"/>
    </style:style>
    <style:style style:name="T18" style:family="text">
      <style:text-properties fo:font-variant="normal" fo:text-transform="none" fo:color="#292929" loext:opacity="100%" style:font-name="BABEL Unicode" fo:font-size="14pt" fo:font-style="normal" officeooo:rsid="00132a74" style:font-size-asian="14pt" style:font-size-complex="14pt"/>
    </style:style>
    <style:style style:name="T19" style:family="text">
      <style:text-properties officeooo:rsid="0011d3d0" style:font-weight-asian="bold" style:font-weight-complex="bold"/>
    </style:style>
    <style:style style:name="T20" style:family="text">
      <style:text-properties officeooo:rsid="0019c5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1">HIGH LEVEL DOCUMENT (HLD)</text:p>
      <text:p text:style-name="P1"/>
      <text:p text:style-name="P2">FLIGHT FARE PREDICTION</text:p>
      <text:p text:style-name="P2"/>
      <text:p text:style-name="P4">Document Version Control</text:p>
      <text:p text:style-name="P3"/>
      <table:table table:name="Table1" table:style-name="Table1" table:template-name="Academic">
        <table:table-column table:style-name="Table1.A"/>
        <table:table-column table:style-name="Table1.B"/>
        <table:table-column table:style-name="Table1.C"/>
        <table:table-column table:style-name="Table1.D"/>
        <table:table-row table:style-name="Table1.1">
          <table:table-cell table:style-name="Table1.A1" office:value-type="string">
            <text:p text:style-name="P11">Date</text:p>
          </table:table-cell>
          <table:table-cell table:style-name="Table1.A1" office:value-type="string">
            <text:p text:style-name="P11">Version</text:p>
          </table:table-cell>
          <table:table-cell table:style-name="Table1.A1" office:value-type="string">
            <text:p text:style-name="P11">Description</text:p>
          </table:table-cell>
          <table:table-cell table:style-name="Table1.A1" office:value-type="string">
            <text:p text:style-name="P11">Author</text:p>
          </table:table-cell>
        </table:table-row>
        <table:table-row>
          <table:table-cell table:style-name="Table1.A2" office:value-type="string">
            <text:p text:style-name="P7"/>
          </table:table-cell>
          <table:table-cell table:style-name="Table1.B2" office:value-type="string">
            <text:p text:style-name="P33">1.0</text:p>
          </table:table-cell>
          <table:table-cell table:style-name="Table1.C2" office:value-type="string">
            <text:p text:style-name="P33">Initial</text:p>
          </table:table-cell>
          <table:table-cell table:style-name="Table1.D2" office:value-type="string">
            <text:p text:style-name="P33">T. Hore</text:p>
          </table:table-cell>
        </table:table-row>
        <table:table-row>
          <table:table-cell table:style-name="Table1.A2" office:value-type="string">
            <text:p text:style-name="P7"/>
          </table:table-cell>
          <table:table-cell table:style-name="Table1.B3" office:value-type="string">
            <text:p text:style-name="P7"/>
          </table:table-cell>
          <table:table-cell table:style-name="Table1.C2" office:value-type="string">
            <text:p text:style-name="P7"/>
          </table:table-cell>
          <table:table-cell table:style-name="Table1.D3" office:value-type="string">
            <text:p text:style-name="P7"/>
          </table:table-cell>
        </table:table-row>
        <table:table-row>
          <table:table-cell table:style-name="Table1.A2" office:value-type="string">
            <text:p text:style-name="P7"/>
          </table:table-cell>
          <table:table-cell table:style-name="Table1.B4" office:value-type="string">
            <text:p text:style-name="P7"/>
          </table:table-cell>
          <table:table-cell table:style-name="Table1.C2" office:value-type="string">
            <text:p text:style-name="P7"/>
          </table:table-cell>
          <table:table-cell table:style-name="Table1.D4" office:value-type="string">
            <text:p text:style-name="P7"/>
          </table:table-cell>
        </table:table-row>
        <table:table-row>
          <table:table-cell table:style-name="Table1.A2" office:value-type="string">
            <text:p text:style-name="P7"/>
          </table:table-cell>
          <table:table-cell table:style-name="Table1.B5" office:value-type="string">
            <text:p text:style-name="P7"/>
          </table:table-cell>
          <table:table-cell table:style-name="Table1.C2" office:value-type="string">
            <text:p text:style-name="P7"/>
          </table:table-cell>
          <table:table-cell table:style-name="Table1.D5" office:value-type="string">
            <text:p text:style-name="P7"/>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Contents</text:p>
      <text:p text:style-name="P8">1 <text:tab/>Introduction</text:p>
      <text:p text:style-name="P8">1.1<text:tab/> <text:tab/>Why this High-Level Design Document?</text:p>
      <text:p text:style-name="P8">1.2 <text:tab/><text:tab/>Scope</text:p>
      <text:p text:style-name="P10">1.3 <text:tab/><text:tab/><text:span text:style-name="T20">How this HLD will serve?</text:span></text:p>
      <text:p text:style-name="P9">1.<text:span text:style-name="T20">4</text:span> <text:tab/><text:tab/>Definations</text:p>
      <text:p text:style-name="P8">2 <text:tab/>General Description</text:p>
      <text:p text:style-name="P8">2.1<text:tab/> <text:tab/>Product Perspective</text:p>
      <text:p text:style-name="P8">2.2<text:tab/><text:tab/>Problem Statement</text:p>
      <text:p text:style-name="P8">2.3<text:tab/><text:tab/>Proposed Solution</text:p>
      <text:p text:style-name="P8">2.4<text:tab/><text:tab/>Further Improvements</text:p>
      <text:p text:style-name="P8">2.5 <text:tab/><text:tab/>Tech Requirements</text:p>
      <text:p text:style-name="P8">2.6 <text:tab/><text:tab/>Data Requirements</text:p>
      <text:p text:style-name="P8">2.7 <text:tab/><text:tab/>Tools Used</text:p>
      <text:p text:style-name="P8"><text:tab/>2.7.1 Hardware</text:p>
      <text:p text:style-name="P8"><text:tab/>2.7.2 Software</text:p>
      <text:p text:style-name="P8">2.8 <text:tab/><text:tab/>Constraints</text:p>
      <text:p text:style-name="P8">2.9 <text:tab/><text:tab/>Assumptions</text:p>
      <text:p text:style-name="P8">3 <text:tab/>Design Details</text:p>
      <text:p text:style-name="P8">3.1 <text:tab/><text:tab/>Process Flow</text:p>
      <text:p text:style-name="P8"><text:tab/>3.1.1 Model Training and Evaluation</text:p>
      <text:p text:style-name="P8"><text:tab/>3.1.2 Deployment Process</text:p>
      <text:p text:style-name="P8">3.2 <text:tab/><text:tab/>Event Log</text:p>
      <text:p text:style-name="P8">3.3 <text:tab/><text:tab/>Error Handling</text:p>
      <text:p text:style-name="P8">3.4 <text:tab/><text:tab/>Performance</text:p>
      <text:p text:style-name="P8">3.5 <text:tab/><text:tab/>Reusability</text:p>
      <text:p text:style-name="P8">3.6 <text:tab/><text:tab/>Application Compatibility</text:p>
      <text:p text:style-name="P8">3.7 <text:tab/><text:tab/>Resource Utilization</text:p>
      <text:p text:style-name="P8">3.8 <text:tab/><text:tab/>Deployment</text:p>
      <text:p text:style-name="P8">4 <text:tab/>Dashboard</text:p>
      <text:p text:style-name="P8"><text:soft-page-break/>5 <text:tab/>Conclusion</text:p>
      <text:p text:style-name="P6">Abstract</text:p>
      <text:p text:style-name="P12">1 Introduction</text:p>
      <text:p text:style-name="P13"/>
      <text:p text:style-name="P13">1.1 Why High-Level Design Document?</text:p>
      <text:p text:style-name="P23"/>
      <text:p text:style-name="P22"><text:bookmark text:name="4dec"/><text:span text:style-name="T2"><text:tab/><text:tab/></text:span><text:span text:style-name="T18">As a </text:span><text:span text:style-name="T17">machine learning practitioner, it is easy to overlook some of the many difficulties associated with building machine learning models </text:span><text:span text:style-name="T18">while starting any particular project</text:span><text:span text:style-name="T17">. Could the data be biased? What metric performance would be enough? Am I solving the right problem in the first place? Will the project be ready in time?</text:span></text:p>
      <text:p text:style-name="P21"><text:tab/><text:tab/><text:span text:style-name="T1">Training and building the Model is often the easiest part of the ML project. The main difficulty can be something else, for example, <text:line-break/>&gt;&gt; Am I asking the correct questions to the data? <text:line-break/>&gt;&gt; Do I’ve enough data to answer the questtions? <text:line-break/>&gt;&gt; Am I solving the right problem statement altogether? <text:line-break/>&gt;&gt; Do I really have the clarity about the problem statement? Etc.</text:span></text:p>
      <text:p text:style-name="P20"><text:span text:style-name="T4"><text:tab/></text:span><text:span text:style-name="T5">In worst senario, all this can lead to a creation of a Model which will never see the production server. </text:span><text:span text:style-name="T6">Luckily, we can prevent this unfortunate scenario by </text:span><text:span text:style-name="T7">creating a design doc or HLD at the first place.</text:span><text:line-break/></text:p>
      <text:p text:style-name="P13">1.2 Scope</text:p>
      <text:p text:style-name="P13"/>
      <text:p text:style-name="P15"><text:span text:style-name="T19"><text:tab/><text:tab/></text:span><text:span text:style-name="T3">Design documents can bring the </text:span><text:span text:style-name="T8">following</text:span><text:span text:style-name="T3"> benefits to machine learning projects:</text:span></text:p>
      <text:p text:style-name="P16"><text:span text:style-name="T8">1. I</text:span><text:span text:style-name="T3">t forces the author to organize their thoughts and get feedback on their ideas.</text:span></text:p>
      <text:p text:style-name="P16"><text:span text:style-name="T8">2. A </text:span><text:span text:style-name="T3">design doc greatly improves communication with other teams</text:span><text:span text:style-name="T8">.</text:span></text:p>
      <text:p text:style-name="P24">3. It clarifies the scope of the project, highlights expectations and risks, and makes sure all the important questions about the project get answered.</text:p>
      <text:p text:style-name="P13"/>
      <text:p text:style-name="P14">1.3 <text:span text:style-name="T20">How this HLD will serve?</text:span></text:p>
      <text:p text:style-name="P14"><text:tab/><text:tab/></text:p>
      <text:p text:style-name="P14"><text:span text:style-name="T3"><text:tab/><text:tab/></text:span><text:span text:style-name="T9">This HLD document is intended to help detect ontradictions prior to coding and can be used as areference manual for how the modules interact at a high level.</text:span></text:p>
      <text:p text:style-name="P14"><text:soft-page-break/><text:span text:style-name="T9"><text:tab/></text:span><text:span text:style-name="T10">This HLD is going to serve the following:</text:span></text:p>
      <text:p text:style-name="P35"><text:tab/>1. All the design aspects <text:line-break/><text:tab/>2. Design of the User Interface<text:line-break/><text:tab/>3. Software and tools required to achieve the objective<text:line-break/><text:tab/>4. Data Source<text:line-break/><text:tab/>5. Performance requirements<text:line-break/><text:tab/>6. Design <text:s/>Features and architecture of the project<text:line-break/><text:tab/>7. Reliability<text:line-break/><text:tab/>8. Maintainance or Model training Frequency<text:line-break/><text:tab/>9. Future Scopes<text:line-break/><text:tab/>10. Limitations</text:p>
      <text:p text:style-name="P14"/>
      <text:p text:style-name="P13">1.<text:span text:style-name="T20">4</text:span> Definations</text:p>
      <text:p text:style-name="P13"/>
      <table:table table:name="Table2" table:style-name="Table2">
        <table:table-column table:style-name="Table2.A"/>
        <table:table-column table:style-name="Table2.B"/>
        <table:table-row>
          <table:table-cell table:style-name="Table2.A1" office:value-type="string">
            <text:p text:style-name="P18">Term</text:p>
          </table:table-cell>
          <table:table-cell table:style-name="Table2.B1" office:value-type="string">
            <text:p text:style-name="P18">Description</text:p>
          </table:table-cell>
        </table:table-row>
        <table:table-row>
          <table:table-cell table:style-name="Table2.A2" office:value-type="string">
            <text:p text:style-name="P19">FFP</text:p>
          </table:table-cell>
          <table:table-cell table:style-name="Table2.B2" office:value-type="string">
            <text:p text:style-name="P19">Flight Fare Prediction</text:p>
          </table:table-cell>
        </table:table-row>
        <table:table-row>
          <table:table-cell table:style-name="Table2.A2" office:value-type="string">
            <text:p text:style-name="P19">IDE</text:p>
          </table:table-cell>
          <table:table-cell table:style-name="Table2.B2" office:value-type="string">
            <text:p text:style-name="P19">Integrated Development Environment</text:p>
          </table:table-cell>
        </table:table-row>
        <table:table-row>
          <table:table-cell table:style-name="Table2.A2" office:value-type="string">
            <text:p text:style-name="P19">AWS</text:p>
          </table:table-cell>
          <table:table-cell table:style-name="Table2.B2" office:value-type="string">
            <text:p text:style-name="P19">Amazon Web Services</text:p>
          </table:table-cell>
        </table:table-row>
        <table:table-row>
          <table:table-cell table:style-name="Table2.A2" office:value-type="string">
            <text:p text:style-name="P17"/>
          </table:table-cell>
          <table:table-cell table:style-name="Table2.B2" office:value-type="string">
            <text:p text:style-name="P17"/>
          </table:table-cell>
        </table:table-row>
        <table:table-row>
          <table:table-cell table:style-name="Table2.A2" office:value-type="string">
            <text:p text:style-name="P17"/>
          </table:table-cell>
          <table:table-cell table:style-name="Table2.B2" office:value-type="string">
            <text:p text:style-name="P17"/>
          </table:table-cell>
        </table:table-row>
        <table:table-row>
          <table:table-cell table:style-name="Table2.A2" office:value-type="string">
            <text:p text:style-name="P17"/>
          </table:table-cell>
          <table:table-cell table:style-name="Table2.B2" office:value-type="string">
            <text:p text:style-name="P17"/>
          </table:table-cell>
        </table:table-row>
      </table:table>
      <text:p text:style-name="P13"/>
      <text:p text:style-name="P13"/>
      <text:p text:style-name="P13"/>
      <text:p text:style-name="P26">2 General Description</text:p>
      <text:p text:style-name="P25"/>
      <text:p text:style-name="P27">2.1 Product Perspective</text:p>
      <text:p text:style-name="P27"/>
      <text:p text:style-name="P28"><text:tab/><text:tab/><text:span text:style-name="T11">The FFP is a ML based Fare Prediction system that predicts Flight Fare using suitable ML Algorithm using historical data. This can be helpful to give an approximate idea of how much your flight can cost for a particular journey.</text:span></text:p>
      <text:p text:style-name="P36"/>
      <text:p text:style-name="P36"/>
      <text:p text:style-name="P27">2.2 Problem Statement</text:p>
      <text:p text:style-name="P27"/>
      <text:p text:style-name="P29"><text:tab/><text:tab/><text:span text:style-name="T11">Travelling through flights has become an integral part of today’s lifestyle as more and more people are opting for faster travelling options. The flight ticket prices increase or decrease every now and then depending on various factors like timing of the flights, destination, and duration of flights various occasions such as vacations or festive season. Therefore, having some basic idea of the flight fares before planning the trip will surely help many people save money and time.</text:span></text:p>
      <text:p text:style-name="P41">The main goal is to predict the fares of the flights based on different factors available in.</text:p>
      <text:p text:style-name="P41"/>
      <text:p text:style-name="P27">2.3 Proposed Solution</text:p>
      <text:p text:style-name="P27"><text:tab/><text:tab/></text:p>
      <text:p text:style-name="P29"><text:tab/><text:tab/><text:span text:style-name="T12">The proposed solution is very simple. At frontend, there will be an webpage or application as the UI where an user will provide his journey details like Source, Destination, date and time of journey, particular choice of Airline if any and no of stops. At backend the program will collect those search keys, process and transform those informations. A prebuiled and tested model will predict the approx fare using those transformed info and will display the result on the same UI.</text:span></text:p>
      <text:p text:style-name="P37"/>
      <text:p text:style-name="P27">2.4 Further Improvements</text:p>
      <text:p text:style-name="P27"/>
      <text:p text:style-name="P27"><text:soft-page-break/>2.5 Tech Requirements</text:p>
      <text:p text:style-name="P27"/>
      <text:p text:style-name="P38">i) A basic web page</text:p>
      <text:p text:style-name="P38">ii) AWS paid services for deployment</text:p>
      <text:p text:style-name="P38">iii) Flawless Database</text:p>
      <text:p text:style-name="P38">iv) Github action and Workflow services</text:p>
      <text:p text:style-name="P38"/>
      <text:p text:style-name="P27">2.6 Data Requirements</text:p>
      <text:p text:style-name="P27"/>
      <text:p text:style-name="P30"><text:span text:style-name="T12"><text:tab/><text:tab/></text:span><text:span text:style-name="T13">Updated data from all airline services with few mandatory features like Source, Destination, Airline Name, Duration, Route or No of Stops etc. </text:span></text:p>
      <text:p text:style-name="P38"/>
      <text:p text:style-name="P27">2.7 Tools Used</text:p>
      <text:p text:style-name="P27"/>
      <text:p text:style-name="P38">i) VS Code as IDE</text:p>
      <text:p text:style-name="P38">ii) MongoDB as Database</text:p>
      <text:p text:style-name="P31"><text:span text:style-name="T3">iii) </text:span><text:span text:style-name="T14">Jupyter Notebook to perform all EDA, FE, Model Building and selecting the best model.</text:span></text:p>
      <text:p text:style-name="P39">iv) Pandas and Numpy for Data Analysis</text:p>
      <text:p text:style-name="P39">v) Python programming language</text:p>
      <text:p text:style-name="P39">vi) Seaborn and Matplotlib as visualization tools</text:p>
      <text:p text:style-name="P39">vii) HTML/CSS for frontend development</text:p>
      <text:p text:style-name="P39">viii) Github as version control system</text:p>
      <text:p text:style-name="P39">ix) Github action for CI/CD</text:p>
      <text:p text:style-name="P39">x) AWS Elastic Beanstalk and S3 Bucket for Deployment</text:p>
      <text:p text:style-name="P39">xi) Flask</text:p>
      <text:p text:style-name="P39">xii) Scikit-learn for Model building and Evaluation</text:p>
      <text:p text:style-name="P39"/>
      <text:p text:style-name="P13">2.7.1 Hardware</text:p>
      <text:p text:style-name="P13"><text:tab/><text:tab/></text:p>
      <text:p text:style-name="P32"><text:span text:style-name="T12">N</text:span><text:span text:style-name="T3">o such specific requirements.</text:span></text:p>
      <text:p text:style-name="P39"/>
      <text:p text:style-name="P13">2.7.2 Software</text:p>
      <text:p text:style-name="P13"/>
      <text:p text:style-name="P13"/>
      <text:p text:style-name="P27">2.8 Constraints</text:p>
      <text:p text:style-name="P27"><text:soft-page-break/></text:p>
      <text:p text:style-name="P32"><text:span text:style-name="T12">A</text:span><text:span text:style-name="T3">ccuracy of the prediction totally depends on continuous availability of updated data <text:s/>and retraining of the model with updated data. </text:span><text:span text:style-name="T15">The predicted Fare is a approximate amount which may vary from the current fare.</text:span></text:p>
      <text:p text:style-name="P40">In real world the Flight Fare varies depending on various factors on which our model is not trained.</text:p>
      <text:p text:style-name="P40"/>
      <text:p text:style-name="P27">2.9 Assumptions</text:p>
      <text:p text:style-name="P43">3 Design Details</text:p>
      <text:p text:style-name="P27">3.1 Process Flow</text:p>
      <text:p text:style-name="P45"><text:span text:style-name="T15"><text:tab/><text:tab/></text:span></text:p>
      <text:p text:style-name="P45"><text:span text:style-name="T15"><text:tab/><text:tab/></text:span><text:span text:style-name="T16">There will two main features I. Model Retraining and II. Prediction.</text:span></text:p>
      <text:p text:style-name="P46"><text:span text:style-name="T16">F</text:span><text:span text:style-name="T3">ollowing Diagram represents the proposed process flow of both features.</text:span></text:p>
      <text:p text:style-name="P45"><text:span text:style-name="T15"/></text:p>
      <text:p text:style-name="P27">3.1.1 Model Training and Evaluation</text:p>
      <text:p text:style-name="P27">3.1.2 Deployment Process</text:p>
      <text:p text:style-name="P27">3.2 Event Log</text:p>
      <text:p text:style-name="P27">3.3 Error Handling</text:p>
      <text:p text:style-name="P27">3.4 Performance</text:p>
      <text:p text:style-name="P27">3.5 Reusability</text:p>
      <text:p text:style-name="P27">3.6 Application Compatibility</text:p>
      <text:p text:style-name="P27">3.7 Resource Utilization</text:p>
      <text:p text:style-name="P27">3.8 Deployment</text:p>
      <text:p text:style-name="P42"/>
      <text:p text:style-name="P6">4 Dashboard</text:p>
      <text:p text:style-name="P6">5 Conclus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BABEL Unicode" svg:font-family="'BABEL Unico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serif-pro" svg:font-family="source-serif-pro, Georgia, Cambria, 'Times New Roman', Times, serif"/>
  </office:font-face-decls>
  <office:styles>
    <draw:gradient draw:name="Gradient_20_1" draw:display-name="Gradient 1"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497cm" style:type="center"/>
          <style:tab-stop style:position="16.993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Foot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left" style:display-name="Header left" style:family="paragraph" style:parent-style-name="Header" style:class="extra">
      <style:paragraph-properties text:number-lines="false" text:line-number="0">
        <style:tab-stops>
          <style:tab-stop style:position="8.497cm" style:type="center"/>
          <style:tab-stop style:position="16.993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IN">
      <number:number number:min-integer-digits="1"/>
    </number:number-style>
    <number:text-style style:name="N10100" number:language="en" number:country="IN">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499cm" fo:margin-bottom="2.499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8.999cm" fo:margin-bottom="7.699cm" fo:margin-left="2.499cm" fo:margin-right="2.499cm" fo:background-color="#eee0d1" style:writing-mode="lr-tb" style:layout-grid-color="#c0c0c0" style:layout-grid-lines="20" style:layout-grid-base-height="0.706cm" style:layout-grid-ruby-height="0.353cm" style:layout-grid-mode="none" style:layout-grid-ruby-below="false" style:layout-grid-print="false" style:layout-grid-display="false" draw:fill="gradient" draw:fill-color="#eee0d1" draw:fill-gradient-name="Gradient_20_1" draw:gradient-step-count="64"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gradient" draw:background-size="full" draw:fill-color="#eee0d1" draw:fill-gradient-name="Gradient_20_1" draw:gradient-step-count="64" draw:opacity="100%"/>
    </style:style>
  </office:automatic-styles>
  <office:master-styles>
    <style:master-page style:name="Standard" style:page-layout-name="Mpm1" draw:style-name="Mdp1" style:next-style-name="Left_20_Page">
      <style:header>
        <text:p text:style-name="Header"/>
      </style:header>
      <style:header-first>
        <text:p text:style-name="Header_20_left"/>
      </style:header-first>
      <style:footer>
        <text:p text:style-name="Footer"/>
      </style:footer>
      <style:footer-left>
        <text:p text:style-name="Footer"/>
      </style:footer-left>
      <style:footer-first>
        <text:p text:style-name="Footer"/>
      </style:footer-first>
    </style:master-page>
    <style:master-page style:name="First_20_Page" style:display-name="First Page" style:page-layout-name="Mpm2" draw:style-name="Mdp2" style:next-style-name="Standard">
      <style:header>
        <text:p text:style-name="Header"/>
      </style:header>
      <style:footer>
        <text:p text:style-name="Footer"><text:page-number text:select-page="current">1</text:page-number></text:p>
      </style:footer>
    </style:master-page>
    <style:master-page style:name="Index" style:page-layout-name="Mpm3" draw:style-name="Mdp1">
      <style:footer>
        <text:p text:style-name="Footer"/>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6T20:13:59.106237075</meta:creation-date>
    <meta:generator>LibreOffice/7.3.7.2$Linux_X86_64 LibreOffice_project/30$Build-2</meta:generator>
    <dc:date>2023-01-10T02:18:50.265667346</dc:date>
    <meta:editing-duration>PT11H17M34S</meta:editing-duration>
    <meta:editing-cycles>6</meta:editing-cycles>
    <meta:document-statistic meta:table-count="2" meta:image-count="0" meta:object-count="0" meta:page-count="14" meta:paragraph-count="121" meta:word-count="914" meta:character-count="5717" meta:non-whitespace-character-count="4825"/>
  </office:meta>
</office:document-meta>
</file>